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422cm" fo:min-width="2.60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63cm" fo:min-width="2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7.841cm" fo:min-width="11.82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29cm" fo:min-width="11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863cm" fo:min-width="8.41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534cm" fo:min-width="7.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337cm" fo:min-width="2.1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214cm" fo:min-width="2.13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27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609cm" fo:min-width="1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985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21cm" fo:min-width="0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4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517cm" fo:min-width="7.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518cm" fo:min-width="3.43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286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997cm" fo:min-width="2.134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863cm" fo:min-width="11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2.473cm" fo:min-width="2.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319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337cm" fo:min-width="1.9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863cm" fo:min-width="11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695cm" fo:min-width="8.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1.89cm" fo:min-width="8.19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768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954cm" fo:min-width="5.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86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.171cm" fo:min-width="1.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328cm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334cm" fo:min-width="1.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40" style:family="graphic">
      <style:graphic-properties style:protect="size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1.535cm" fo:min-width="2.92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1.534cm" fo:min-width="2.928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1.534cm" fo:min-width="2.92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34cm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1.951cm" fo:min-width="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064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4.807cm" fo:min-width="4.9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4.521cm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2.474cm" fo:min-width="4.9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318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836cm" fo:min-width="1.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6cm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1.075cm" fo:min-width="1.922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2cm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1.074cm" fo:min-width="1.92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3cm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1.922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.179cm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1.039cm" fo:min-width="1.922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3cm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1.04cm" fo:min-width="1.923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0.975cm" fo:min-width="1.922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cm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.854cm" fo:min-width="1.9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976cm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1.328cm" fo:min-width="3.394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cm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3.377cm" fo:min-width="3.323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172cm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1.703cm" fo:min-width="3.323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  <style:text-properties fo:font-size="16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6pt"/>
    </style:style>
    <style:style style:name="P5" style:family="paragraph">
      <loext:graphic-properties draw:fill-color="#ffffff"/>
      <style:paragraph-properties fo:text-align="center"/>
      <style:text-properties fo:font-size="12pt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="none" draw:fill-color="#ffffff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5" style:family="paragraph">
      <loext:graphic-properties draw:fill="none"/>
      <style:paragraph-properties fo:text-align="center"/>
      <style:text-properties fo:font-size="16pt"/>
    </style:style>
    <style:style style:name="P16" style:family="paragraph">
      <style:text-properties fo:font-size="12pt" fo:font-style="italic" style:font-size-asian="12pt" style:font-style-asian="italic" style:font-size-complex="12pt" style:font-style-complex="italic"/>
    </style:style>
    <style:style style:name="P17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8" style:family="paragraph">
      <style:paragraph-properties fo:text-align="center"/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text-align="center"/>
      <style:text-properties fo:font-size="12pt" style:font-size-asian="14pt" style:font-size-complex="14pt"/>
    </style:style>
    <style:style style:name="P20" style:family="paragraph"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-color="#ffffff"/>
      <style:paragraph-properties fo:text-align="center"/>
      <style:text-properties fo:font-size="12pt" style:font-size-asian="24pt" style:font-size-complex="24pt"/>
    </style:style>
    <style:style style:name="P23" style:family="paragraph">
      <style:paragraph-properties fo:text-align="center"/>
      <style:text-properties fo:font-size="16pt" style:font-size-asian="16pt" style:font-size-complex="16pt"/>
    </style:style>
    <style:style style:name="P24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5" style:family="paragraph">
      <loext:graphic-properties draw:fill-color="#ffffff"/>
      <style:paragraph-properties fo:text-align="center"/>
      <style:text-properties fo:font-size="16pt" style:text-underline-style="none" style:font-size-asian="24pt" style:font-size-complex="24pt"/>
    </style:style>
    <style:style style:name="P26" style:family="paragraph">
      <style:paragraph-properties fo:text-align="center"/>
      <style:text-properties fo:font-size="16pt" style:text-underline-style="none" style:font-size-asian="12pt" style:font-size-complex="12pt"/>
    </style:style>
    <style:style style:name="P27" style:family="paragraph">
      <loext:graphic-properties draw:fill="none" draw:fill-color="#ffffff"/>
      <style:paragraph-properties fo:text-align="center"/>
      <style:text-properties fo:font-size="16pt" style:text-underline-style="none" style:font-size-asian="12pt" style:font-size-complex="12pt"/>
    </style:style>
    <style:style style:name="P28" style:family="paragraph">
      <loext:graphic-properties draw:fill-color="#ffffff"/>
      <style:paragraph-properties fo:text-align="center"/>
      <style:text-properties fo:font-size="10pt" style:font-size-asian="24pt" style:font-size-complex="24pt"/>
    </style:style>
    <style:style style:name="P29" style:family="paragraph">
      <loext:graphic-properties draw:fill-color="#ffffff"/>
    </style:style>
    <style:style style:name="P30" style:family="paragraph">
      <style:text-properties fo:font-size="10pt" fo:font-style="italic" style:font-size-asian="10pt" style:font-style-asian="italic" style:font-size-complex="10pt" style:font-style-complex="italic"/>
    </style:style>
    <style:style style:name="P31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32" style:family="paragraph">
      <loext:graphic-properties draw:fill-color="#ffffff"/>
      <style:paragraph-properties fo:text-align="center"/>
      <style:text-properties fo:font-size="12pt" style:text-underline-style="none" style:font-size-asian="24pt" style:font-size-complex="24pt"/>
    </style:style>
    <style:style style:name="P33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P34" style:family="paragraph">
      <loext:graphic-properties draw:fill="none" draw:fill-color="#ffffff"/>
      <style:paragraph-properties fo:text-align="center"/>
      <style:text-properties fo:font-size="12pt" style:text-underline-style="none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tyle="italic" style:font-size-asian="12pt" style:font-style-asian="italic" style:font-size-complex="12pt" style:font-style-complex="italic"/>
    </style:style>
    <style:style style:name="T8" style:family="text">
      <style:text-properties style:font-size-asian="12pt" style:font-size-complex="12pt"/>
    </style:style>
    <style:style style:name="T9" style:family="text">
      <style:text-properties fo:font-size="15pt" style:font-size-asian="24pt" style:font-size-complex="2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3.106cm" svg:height="4.672cm" svg:x="0.697cm" svg:y="3.5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8cm" svg:height="0.713cm" svg:x="0.9cm" svg:y="4.4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6cm" svg:height="0.865cm" svg:x="0.8cm" svg:y="4.428cm">
          <draw:text-box>
            <text:p text:style-name="P2"><text:span text:style-name="T1">Title</text:span></text:p>
          </draw:text-box>
        </draw:frame>
        <draw:custom-shape draw:style-name="gr4" draw:text-style-name="P1" draw:layer="layout" svg:width="12.321cm" svg:height="8.091cm" svg:x="14.287cm" svg:y="1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1.8cm" svg:height="0.779cm" svg:x="14.6cm" svg:y="3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.463cm" svg:height="0.878cm" svg:x="14.587cm" svg:y="3.14cm">
          <draw:text-box>
            <text:p><text:span text:style-name="T2">Title</text:span></text:p>
          </draw:text-box>
        </draw:frame>
        <draw:custom-shape draw:style-name="gr7" draw:text-style-name="P5" draw:layer="layout" svg:width="8.913cm" svg:height="6.113cm" svg:x="4.58cm" svg:y="2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8.2cm" svg:height="0.784cm" svg:x="5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2.571cm" svg:height="0.878cm" svg:x="4.98cm" svg:y="3.839cm">
          <draw:text-box>
            <text:p text:style-name="P6">Title</text:p>
          </draw:text-box>
        </draw:frame>
        <draw:frame draw:style-name="gr9" draw:text-style-name="P8" draw:layer="layout" svg:width="2.193cm" svg:height="1.673cm" svg:x="1.125cm" svg:y="2.553cm">
          <draw:text-box>
            <text:p><text:span text:style-name="T3">Small</text:span></text:p>
          </draw:text-box>
        </draw:frame>
        <draw:frame draw:style-name="gr10" draw:text-style-name="P8" draw:layer="layout" svg:width="2.912cm" svg:height="0.962cm" svg:x="7.686cm" svg:y="1.79cm">
          <draw:text-box>
            <text:p><text:span text:style-name="T3">Medium</text:span></text:p>
          </draw:text-box>
        </draw:frame>
        <draw:frame draw:style-name="gr10" draw:text-style-name="P8" draw:layer="layout" svg:width="2.912cm" svg:height="0.962cm" svg:x="19.043cm" svg:y="0.901cm">
          <draw:text-box>
            <text:p><text:span text:style-name="T3">Large</text:span></text:p>
          </draw:text-box>
        </draw:frame>
        <draw:custom-shape draw:style-name="gr11" draw:text-style-name="P5" draw:layer="layout" svg:width="2.6cm" svg:height="0.587cm" svg:x="1cm" svg:y="5.913cm">
          <text:p text:style-name="P9">Single Photo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633cm" svg:height="1.464cm" svg:x="0.967cm" svg:y="6.6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2.8cm" svg:height="1.477cm" svg:x="0.8cm" svg:y="6.723cm">
          <draw:text-box>
            <text:p text:style-name="P11"><text:span text:style-name="T4">Site Text (flows down)</text:span></text:p>
          </draw:text-box>
        </draw:frame>
        <draw:custom-shape draw:style-name="gr14" draw:text-style-name="P5" draw:layer="layout" svg:width="1.8cm" svg:height="0.859cm" svg:x="5cm" svg:y="5.741cm">
          <text:p text:style-name="P13">Photo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5.485cm" svg:height="1.195cm" svg:x="1cm" svg:y="0.701cm">
          <draw:text-box>
            <text:p><text:span text:style-name="T5">Home Page:</text:span></text:p>
          </draw:text-box>
        </draw:frame>
        <draw:g>
          <draw:custom-shape draw:style-name="gr16" draw:text-style-name="P1" draw:layer="layout" svg:width="0.47cm" svg:height="0.571cm" svg:x="3.054cm" svg:y="4.4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15" draw:layer="layout" svg:x1="3.113cm" svg:y1="4.713cm" svg:x2="3.466cm" svg:y2="4.713cm">
            <text:p/>
          </draw:line>
          <draw:line draw:style-name="gr17" draw:text-style-name="P15" draw:layer="layout" svg:x1="3.113cm" svg:y1="4.785cm" svg:x2="3.466cm" svg:y2="4.785cm">
            <text:p/>
          </draw:line>
          <draw:line draw:style-name="gr17" draw:text-style-name="P15" draw:layer="layout" svg:x1="3.113cm" svg:y1="4.856cm" svg:x2="3.466cm" svg:y2="4.856cm">
            <text:p/>
          </draw:line>
        </draw:g>
        <draw:custom-shape draw:style-name="gr2" draw:text-style-name="P1" draw:layer="layout" svg:width="2.8cm" svg:height="0.713cm" svg:x="0.9cm" svg:y="3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2.8cm" svg:height="0.797cm" svg:x="0.8cm" svg:y="3.629cm">
          <draw:text-box>
            <text:p text:style-name="P16"><text:span text:style-name="T6">Sunset Img</text:span></text:p>
          </draw:text-box>
        </draw:frame>
        <draw:g>
          <draw:custom-shape draw:style-name="gr19" draw:text-style-name="P5" draw:layer="layout" svg:width="8.2cm" svg:height="0.767cm" svg:x="5cm" svg:y="4.8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9" draw:layer="layout" svg:width="6.15cm" svg:height="0.806cm" svg:x="5.796cm" svg:y="4.865cm">
            <draw:text-box>
              <text:p text:style-name="P18">Intro Text</text:p>
            </draw:text-box>
          </draw:frame>
        </draw:g>
        <draw:custom-shape draw:style-name="gr8" draw:text-style-name="P5" draw:layer="layout" svg:width="8.2cm" svg:height="0.784cm" svg:x="5cm" svg:y="3.1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2.8cm" svg:height="0.797cm" svg:x="7.9cm" svg:y="3.1cm">
          <draw:text-box>
            <text:p text:style-name="P16"><text:span text:style-name="T7">Sunset Img</text:span></text:p>
          </draw:text-box>
        </draw:frame>
        <draw:custom-shape draw:style-name="gr14" draw:text-style-name="P5" draw:layer="layout" svg:width="1.8cm" svg:height="0.859cm" svg:x="7.2cm" svg:y="5.741cm">
          <text:p text:style-name="P13">Photo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8cm" svg:height="0.859cm" svg:x="9.3cm" svg:y="5.741cm">
          <text:p text:style-name="P13">Photo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8cm" svg:height="0.859cm" svg:x="11.4cm" svg:y="5.741cm">
          <text:p text:style-name="P13">Photo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3.933cm" svg:height="0.768cm" svg:x="5.067cm" svg:y="6.799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3.933cm" svg:height="0.725cm" svg:x="5.067cm" svg:y="6.864cm">
          <draw:text-box>
            <text:p text:style-name="P20"><text:span text:style-name="T8">Site Purp Text</text:span></text:p>
          </draw:text-box>
        </draw:frame>
        <draw:custom-shape draw:style-name="gr21" draw:text-style-name="P5" draw:layer="layout" svg:width="3.933cm" svg:height="0.768cm" svg:x="9.267cm" svg:y="6.799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3.933cm" svg:height="0.725cm" svg:x="9.267cm" svg:y="6.864cm">
          <draw:text-box>
            <text:p text:style-name="P20"><text:span text:style-name="T8">Site Content Text</text:span></text:p>
          </draw:text-box>
        </draw:frame>
        <draw:custom-shape draw:style-name="gr21" draw:text-style-name="P5" draw:layer="layout" svg:width="3.933cm" svg:height="0.768cm" svg:x="5.067cm" svg:y="7.799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3.933cm" svg:height="0.725cm" svg:x="5.067cm" svg:y="7.864cm">
          <draw:text-box>
            <text:p text:style-name="P20"><text:span text:style-name="T8">Site Admin Text</text:span></text:p>
          </draw:text-box>
        </draw:frame>
        <draw:custom-shape draw:style-name="gr21" draw:text-style-name="P5" draw:layer="layout" svg:width="3.933cm" svg:height="0.768cm" svg:x="9.267cm" svg:y="7.799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3.933cm" svg:height="0.725cm" svg:x="9.267cm" svg:y="7.864cm">
          <draw:text-box>
            <text:p text:style-name="P20"><text:span text:style-name="T8">Site Tech Text</text:span></text:p>
          </draw:text-box>
        </draw:frame>
        <draw:frame draw:style-name="gr20" draw:text-style-name="P21" draw:layer="layout" svg:width="3.15cm" svg:height="0.806cm" svg:x="10.001cm" svg:y="3.874cm">
          <draw:text-box>
            <text:p text:style-name="P20"><text:span text:style-name="T1">Menu Links</text:span></text:p>
          </draw:text-box>
        </draw:frame>
        <draw:frame draw:style-name="gr6" draw:text-style-name="P4" draw:layer="layout" svg:width="3.712cm" svg:height="0.878cm" svg:x="22.388cm" svg:y="3.14cm">
          <draw:text-box>
            <text:p><text:span text:style-name="T2">Menu Links</text:span></text:p>
          </draw:text-box>
        </draw:frame>
        <draw:custom-shape draw:style-name="gr5" draw:text-style-name="P1" draw:layer="layout" svg:width="11.8cm" svg:height="0.779cm" svg:x="14.6cm" svg:y="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2.8cm" svg:height="0.797cm" svg:x="19cm" svg:y="2.401cm">
          <draw:text-box>
            <text:p text:style-name="P16"><text:span text:style-name="T7">Sunset Img</text:span></text:p>
          </draw:text-box>
        </draw:frame>
        <draw:custom-shape draw:style-name="gr23" draw:text-style-name="P22" draw:layer="layout" svg:width="2.634cm" svg:height="1.247cm" svg:x="14.6cm" svg:y="5.466cm">
          <text:p text:style-name="P13"><text:span text:style-name="T9">Photo</text:span></text:p>
          <draw:enhanced-geometry svg:viewBox="0 0 21600 21600" draw:type="rectangle" draw:enhanced-path="M 0 0 L 21600 0 21600 21600 0 21600 0 0 Z N"/>
        </draw:custom-shape>
        <draw:g>
          <draw:custom-shape draw:style-name="gr24" draw:text-style-name="P5" draw:layer="layout" svg:width="11.8cm" svg:height="1.113cm" svg:x="14.6cm" svg:y="4.1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24" draw:layer="layout" svg:width="8.85cm" svg:height="1.17cm" svg:x="15.745cm" svg:y="4.194cm">
            <draw:text-box>
              <text:p text:style-name="P23"><text:span text:style-name="T10">Intro Text</text:span></text:p>
            </draw:text-box>
          </draw:frame>
        </draw:g>
        <draw:custom-shape draw:style-name="gr23" draw:text-style-name="P22" draw:layer="layout" svg:width="2.634cm" svg:height="1.247cm" svg:x="17.673cm" svg:y="5.466cm">
          <text:p text:style-name="P13"><text:span text:style-name="T9">Photo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2.634cm" svg:height="1.247cm" svg:x="20.746cm" svg:y="5.466cm">
          <text:p text:style-name="P13"><text:span text:style-name="T9">Photo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2.634cm" svg:height="1.247cm" svg:x="23.673cm" svg:y="5.466cm">
          <text:p text:style-name="P13"><text:span text:style-name="T9">Photo</text:span></text:p>
          <draw:enhanced-geometry svg:viewBox="0 0 21600 21600" draw:type="rectangle" draw:enhanced-path="M 0 0 L 21600 0 21600 21600 0 21600 0 0 Z N"/>
        </draw:custom-shape>
        <draw:g>
          <draw:custom-shape draw:style-name="gr26" draw:text-style-name="P22" draw:layer="layout" svg:width="2.6cm" svg:height="2.723cm" svg:x="14.6cm" svg:y="7cm">
            <text:p text:style-name="P1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21" draw:layer="layout" svg:width="2.6cm" svg:height="2.569cm" svg:x="14.6cm" svg:y="7.231cm">
            <draw:text-box>
              <text:p text:style-name="P20"><text:span text:style-name="T11">Site Purpose Text</text:span></text:p>
            </draw:text-box>
          </draw:frame>
        </draw:g>
        <draw:g>
          <draw:custom-shape draw:style-name="gr26" draw:text-style-name="P22" draw:layer="layout" svg:width="2.6cm" svg:height="2.723cm" svg:x="17.7cm" svg:y="6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21" draw:layer="layout" svg:width="2.6cm" svg:height="2.569cm" svg:x="17.7cm" svg:y="7.23cm">
            <draw:text-box>
              <text:p text:style-name="P20"><text:span text:style-name="T11">Site Content Text</text:span></text:p>
            </draw:text-box>
          </draw:frame>
        </draw:g>
        <draw:g>
          <draw:custom-shape draw:style-name="gr26" draw:text-style-name="P22" draw:layer="layout" svg:width="2.6cm" svg:height="2.723cm" svg:x="20.8cm" svg:y="6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21" draw:layer="layout" svg:width="2.6cm" svg:height="2.569cm" svg:x="20.8cm" svg:y="7.229cm">
            <draw:text-box>
              <text:p text:style-name="P20"><text:span text:style-name="T11">Site Admin Text</text:span></text:p>
            </draw:text-box>
          </draw:frame>
        </draw:g>
        <draw:g>
          <draw:custom-shape draw:style-name="gr26" draw:text-style-name="P22" draw:layer="layout" svg:width="2.6cm" svg:height="2.723cm" svg:x="23.7cm" svg:y="6.9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21" draw:layer="layout" svg:width="2.6cm" svg:height="2.569cm" svg:x="23.7cm" svg:y="7.228cm">
            <draw:text-box>
              <text:p text:style-name="P20"><text:span text:style-name="T11">Site Tech Text</text:span></text:p>
            </draw:text-box>
          </draw:frame>
        </draw:g>
        <draw:custom-shape draw:style-name="gr1" draw:text-style-name="P1" draw:layer="layout" svg:width="3.106cm" svg:height="4.672cm" svg:x="0.697cm" svg:y="13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2.321cm" svg:height="8.091cm" svg:x="14.287cm" svg:y="12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8.913cm" svg:height="6.113cm" svg:x="4.58cm" svg:y="13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2.193cm" svg:height="1.673cm" svg:x="1.125cm" svg:y="12.753cm">
          <draw:text-box>
            <text:p><text:span text:style-name="T3">Small</text:span></text:p>
          </draw:text-box>
        </draw:frame>
        <draw:frame draw:style-name="gr10" draw:text-style-name="P8" draw:layer="layout" svg:width="2.912cm" svg:height="0.962cm" svg:x="7.686cm" svg:y="11.99cm">
          <draw:text-box>
            <text:p><text:span text:style-name="T3">Medium</text:span></text:p>
          </draw:text-box>
        </draw:frame>
        <draw:frame draw:style-name="gr10" draw:text-style-name="P8" draw:layer="layout" svg:width="2.912cm" svg:height="0.962cm" svg:x="19.043cm" svg:y="11.101cm">
          <draw:text-box>
            <text:p><text:span text:style-name="T3">Large</text:span></text:p>
          </draw:text-box>
        </draw:frame>
        <draw:frame draw:style-name="gr15" draw:text-style-name="P14" draw:layer="layout" svg:width="5.485cm" svg:height="1.195cm" svg:x="1cm" svg:y="10.901cm">
          <draw:text-box>
            <text:p><text:span text:style-name="T5">Media Page:</text:span></text:p>
          </draw:text-box>
        </draw:frame>
        <draw:g>
          <draw:custom-shape draw:style-name="gr19" draw:text-style-name="P5" draw:layer="layout" svg:width="8.2cm" svg:height="0.767cm" svg:x="5cm" svg:y="15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9" draw:layer="layout" svg:width="6.15cm" svg:height="0.806cm" svg:x="5.796cm" svg:y="15.065cm">
            <draw:text-box>
              <text:p text:style-name="P18">Intro Text</text:p>
            </draw:text-box>
          </draw:frame>
        </draw:g>
        <draw:custom-shape draw:style-name="gr28" draw:text-style-name="P5" draw:layer="layout" svg:width="2.4cm" svg:height="0.587cm" svg:x="1cm" svg:y="15.413cm">
          <text:p text:style-name="P9">Intro Text</text:p>
          <draw:enhanced-geometry svg:viewBox="0 0 21600 21600" draw:type="rectangle" draw:enhanced-path="M 0 0 L 21600 0 21600 21600 0 21600 0 0 Z N"/>
        </draw:custom-shape>
        <draw:g>
          <draw:custom-shape draw:style-name="gr29" draw:text-style-name="P5" draw:layer="layout" svg:width="11.5cm" svg:height="1.113cm" svg:x="14.7cm" svg:y="14.3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24" draw:layer="layout" svg:width="8.625cm" svg:height="1.17cm" svg:x="15.817cm" svg:y="14.394cm">
            <draw:text-box>
              <text:p text:style-name="P23"><text:span text:style-name="T10">Intro Text</text:span></text:p>
            </draw:text-box>
          </draw:frame>
        </draw:g>
        <draw:g>
          <draw:custom-shape draw:style-name="gr30" draw:text-style-name="P25" draw:layer="layout" svg:width="8.8cm" svg:height="1.945cm" svg:x="16.3cm" svg:y="1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" draw:text-style-name="P27" draw:layer="layout" svg:width="8.8cm" svg:height="1.835cm" svg:x="16.3cm" svg:y="15.765cm">
            <draw:text-box>
              <text:p text:style-name="P26">Photo viewer</text:p>
            </draw:text-box>
          </draw:frame>
        </draw:g>
        <draw:g>
          <draw:custom-shape draw:style-name="gr32" draw:text-style-name="P25" draw:layer="layout" svg:width="8.691cm" svg:height="2.14cm" svg:x="16.3cm" svg:y="17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3" draw:text-style-name="P27" draw:layer="layout" svg:width="8.691cm" svg:height="2.018cm" svg:x="16.3cm" svg:y="17.982cm">
            <draw:text-box>
              <text:p text:style-name="P26">Video</text:p>
            </draw:text-box>
          </draw:frame>
        </draw:g>
        <draw:g>
          <draw:custom-shape draw:style-name="gr34" draw:text-style-name="P22" draw:layer="layout" svg:width="5.6cm" svg:height="1.204cm" svg:x="6.2cm" svg:y="1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5" draw:text-style-name="P21" draw:layer="layout" svg:width="5.6cm" svg:height="1.136cm" svg:x="6.2cm" svg:y="16.104cm">
            <draw:text-box>
              <text:p text:style-name="P20"><text:span text:style-name="T1">Photo viewer</text:span></text:p>
            </draw:text-box>
          </draw:frame>
        </draw:g>
        <draw:g>
          <draw:custom-shape draw:style-name="gr34" draw:text-style-name="P22" draw:layer="layout" svg:width="5.6cm" svg:height="1.204cm" svg:x="6.2cm" svg:y="17.4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5" draw:text-style-name="P21" draw:layer="layout" svg:width="5.6cm" svg:height="1.136cm" svg:x="6.2cm" svg:y="17.566cm">
            <draw:text-box>
              <text:p text:style-name="P20"><text:span text:style-name="T1">Video</text:span></text:p>
            </draw:text-box>
          </draw:frame>
        </draw:g>
        <draw:g>
          <draw:custom-shape draw:style-name="gr36" draw:text-style-name="P28" draw:layer="layout" svg:width="2.4cm" svg:height="1.421cm" svg:x="1cm" svg:y="16.1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7" draw:text-style-name="P12" draw:layer="layout" svg:width="2.4cm" svg:height="1.578cm" svg:x="1cm" svg:y="16.222cm">
            <draw:text-box>
              <text:p text:style-name="P11"><text:span text:style-name="T4">Photo viewer</text:span></text:p>
            </draw:text-box>
          </draw:frame>
        </draw:g>
        <draw:g>
          <draw:custom-shape draw:style-name="gr38" draw:text-style-name="P28" draw:layer="layout" svg:width="2.4cm" svg:height="0.584cm" svg:x="1cm" svg:y="1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9" draw:text-style-name="P12" draw:layer="layout" svg:width="2.4cm" svg:height="0.645cm" svg:x="1cm" svg:y="17.649cm">
            <draw:text-box>
              <text:p text:style-name="P11"><text:span text:style-name="T4">Video</text:span></text:p>
            </draw:text-box>
          </draw:frame>
        </draw:g>
        <draw:custom-shape draw:style-name="gr11" draw:text-style-name="P5" draw:layer="layout" svg:width="2.6cm" svg:height="0.587cm" svg:x="1cm" svg:y="5.213cm">
          <text:p text:style-name="P9">Intro Tex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0.713cm" svg:x="0.901cm" svg:y="14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6cm" svg:height="0.865cm" svg:x="0.801cm" svg:y="14.628cm">
          <draw:text-box>
            <text:p text:style-name="P2"><text:span text:style-name="T1">Title</text:span></text:p>
          </draw:text-box>
        </draw:frame>
        <draw:g>
          <draw:custom-shape draw:style-name="gr16" draw:text-style-name="P1" draw:layer="layout" svg:width="0.47cm" svg:height="0.571cm" svg:x="3.055cm" svg:y="14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15" draw:layer="layout" svg:x1="3.114cm" svg:y1="14.913cm" svg:x2="3.467cm" svg:y2="14.913cm">
            <text:p/>
          </draw:line>
          <draw:line draw:style-name="gr17" draw:text-style-name="P15" draw:layer="layout" svg:x1="3.114cm" svg:y1="14.985cm" svg:x2="3.467cm" svg:y2="14.985cm">
            <text:p/>
          </draw:line>
          <draw:line draw:style-name="gr17" draw:text-style-name="P15" draw:layer="layout" svg:x1="3.114cm" svg:y1="15.056cm" svg:x2="3.467cm" svg:y2="15.056cm">
            <text:p/>
          </draw:line>
        </draw:g>
        <draw:custom-shape draw:style-name="gr2" draw:text-style-name="P1" draw:layer="layout" svg:width="2.8cm" svg:height="0.713cm" svg:x="0.901cm" svg:y="13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2.8cm" svg:height="0.797cm" svg:x="0.801cm" svg:y="13.829cm">
          <draw:text-box>
            <text:p text:style-name="P16"><text:span text:style-name="T6">Sunset Img</text:span></text:p>
          </draw:text-box>
        </draw:frame>
        <draw:custom-shape draw:style-name="gr8" draw:text-style-name="P5" draw:layer="layout" svg:width="8.2cm" svg:height="0.784cm" svg:x="5.001cm" svg:y="13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2.571cm" svg:height="0.878cm" svg:x="4.981cm" svg:y="13.94cm">
          <draw:text-box>
            <text:p text:style-name="P6">Title</text:p>
          </draw:text-box>
        </draw:frame>
        <draw:custom-shape draw:style-name="gr8" draw:text-style-name="P5" draw:layer="layout" svg:width="8.2cm" svg:height="0.784cm" svg:x="5.001cm" svg:y="13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2.8cm" svg:height="0.797cm" svg:x="7.901cm" svg:y="13.201cm">
          <draw:text-box>
            <text:p text:style-name="P16"><text:span text:style-name="T7">Sunset Img</text:span></text:p>
          </draw:text-box>
        </draw:frame>
        <draw:frame draw:style-name="gr20" draw:text-style-name="P21" draw:layer="layout" svg:width="3.15cm" svg:height="0.806cm" svg:x="10.002cm" svg:y="13.975cm">
          <draw:text-box>
            <text:p text:style-name="P20"><text:span text:style-name="T1">Menu Links</text:span></text:p>
          </draw:text-box>
        </draw:frame>
        <draw:custom-shape draw:style-name="gr5" draw:text-style-name="P1" draw:layer="layout" svg:width="11.8cm" svg:height="0.779cm" svg:x="14.601cm" svg:y="13.2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.463cm" svg:height="0.878cm" svg:x="14.588cm" svg:y="13.241cm">
          <draw:text-box>
            <text:p><text:span text:style-name="T2">Title</text:span></text:p>
          </draw:text-box>
        </draw:frame>
        <draw:frame draw:style-name="gr6" draw:text-style-name="P4" draw:layer="layout" svg:width="3.712cm" svg:height="0.878cm" svg:x="22.389cm" svg:y="13.241cm">
          <draw:text-box>
            <text:p><text:span text:style-name="T2">Menu Links</text:span></text:p>
          </draw:text-box>
        </draw:frame>
        <draw:custom-shape draw:style-name="gr5" draw:text-style-name="P1" draw:layer="layout" svg:width="11.8cm" svg:height="0.779cm" svg:x="14.601cm" svg:y="12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2.8cm" svg:height="0.797cm" svg:x="19.001cm" svg:y="12.502cm">
          <draw:text-box>
            <text:p text:style-name="P16"><text:span text:style-name="T7">Sunset Img</text:span></text:p>
          </draw:text-box>
        </draw:frame>
        <presentation:notes draw:style-name="dp2">
          <draw:page-thumbnail draw:style-name="gr40" draw:layer="layout" svg:width="14.848cm" svg:height="11.136cm" svg:x="3.075cm" svg:y="2.257cm" draw:page-number="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3.106cm" svg:height="4.672cm" svg:x="0.697cm" svg:y="3.5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8cm" svg:height="0.713cm" svg:x="0.9cm" svg:y="4.4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6cm" svg:height="0.865cm" svg:x="0.8cm" svg:y="4.428cm">
          <draw:text-box>
            <text:p text:style-name="P2"><text:span text:style-name="T1">Title</text:span></text:p>
          </draw:text-box>
        </draw:frame>
        <draw:custom-shape draw:style-name="gr4" draw:text-style-name="P1" draw:layer="layout" svg:width="12.321cm" svg:height="8.091cm" svg:x="14.287cm" svg:y="1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1.8cm" svg:height="0.779cm" svg:x="14.6cm" svg:y="3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.463cm" svg:height="0.878cm" svg:x="14.587cm" svg:y="3.14cm">
          <draw:text-box>
            <text:p><text:span text:style-name="T2">Title</text:span></text:p>
          </draw:text-box>
        </draw:frame>
        <draw:custom-shape draw:style-name="gr7" draw:text-style-name="P5" draw:layer="layout" svg:width="8.913cm" svg:height="6.113cm" svg:x="4.58cm" svg:y="2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8.2cm" svg:height="0.784cm" svg:x="5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2.571cm" svg:height="0.878cm" svg:x="4.98cm" svg:y="3.839cm">
          <draw:text-box>
            <text:p text:style-name="P6">Title</text:p>
          </draw:text-box>
        </draw:frame>
        <draw:frame draw:style-name="gr9" draw:text-style-name="P8" draw:layer="layout" svg:width="2.193cm" svg:height="1.673cm" svg:x="1.125cm" svg:y="2.553cm">
          <draw:text-box>
            <text:p><text:span text:style-name="T3">Small</text:span></text:p>
          </draw:text-box>
        </draw:frame>
        <draw:frame draw:style-name="gr10" draw:text-style-name="P8" draw:layer="layout" svg:width="2.912cm" svg:height="0.962cm" svg:x="7.686cm" svg:y="1.79cm">
          <draw:text-box>
            <text:p><text:span text:style-name="T3">Medium</text:span></text:p>
          </draw:text-box>
        </draw:frame>
        <draw:frame draw:style-name="gr10" draw:text-style-name="P8" draw:layer="layout" svg:width="2.912cm" svg:height="0.962cm" svg:x="19.043cm" svg:y="0.901cm">
          <draw:text-box>
            <text:p><text:span text:style-name="T3">Large</text:span></text:p>
          </draw:text-box>
        </draw:frame>
        <draw:frame draw:style-name="gr15" draw:text-style-name="P14" draw:layer="layout" svg:width="5.679cm" svg:height="1.195cm" svg:x="1cm" svg:y="0.701cm">
          <draw:text-box>
            <text:p><text:span text:style-name="T5">Profile Page:</text:span></text:p>
          </draw:text-box>
        </draw:frame>
        <draw:g>
          <draw:custom-shape draw:style-name="gr16" draw:text-style-name="P1" draw:layer="layout" svg:width="0.47cm" svg:height="0.571cm" svg:x="3.054cm" svg:y="4.4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15" draw:layer="layout" svg:x1="3.113cm" svg:y1="4.713cm" svg:x2="3.466cm" svg:y2="4.713cm">
            <text:p/>
          </draw:line>
          <draw:line draw:style-name="gr17" draw:text-style-name="P15" draw:layer="layout" svg:x1="3.113cm" svg:y1="4.785cm" svg:x2="3.466cm" svg:y2="4.785cm">
            <text:p/>
          </draw:line>
          <draw:line draw:style-name="gr17" draw:text-style-name="P15" draw:layer="layout" svg:x1="3.113cm" svg:y1="4.856cm" svg:x2="3.466cm" svg:y2="4.856cm">
            <text:p/>
          </draw:line>
        </draw:g>
        <draw:custom-shape draw:style-name="gr2" draw:text-style-name="P1" draw:layer="layout" svg:width="2.8cm" svg:height="0.713cm" svg:x="0.9cm" svg:y="3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2.8cm" svg:height="0.797cm" svg:x="0.8cm" svg:y="3.629cm">
          <draw:text-box>
            <text:p text:style-name="P16"><text:span text:style-name="T6">Sunset Img</text:span></text:p>
          </draw:text-box>
        </draw:frame>
        <draw:g>
          <draw:custom-shape draw:style-name="gr19" draw:text-style-name="P5" draw:layer="layout" svg:width="8.2cm" svg:height="0.767cm" svg:x="5cm" svg:y="4.8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9" draw:layer="layout" svg:width="6.15cm" svg:height="0.806cm" svg:x="5.796cm" svg:y="4.865cm">
            <draw:text-box>
              <text:p text:style-name="P18">Intro Text</text:p>
            </draw:text-box>
          </draw:frame>
        </draw:g>
        <draw:custom-shape draw:style-name="gr8" draw:text-style-name="P5" draw:layer="layout" svg:width="8.2cm" svg:height="0.784cm" svg:x="5cm" svg:y="3.1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2.8cm" svg:height="0.797cm" svg:x="7.9cm" svg:y="3.1cm">
          <draw:text-box>
            <text:p text:style-name="P16"><text:span text:style-name="T7">Sunset Img</text:span></text:p>
          </draw:text-box>
        </draw:frame>
        <draw:frame draw:style-name="gr20" draw:text-style-name="P21" draw:layer="layout" svg:width="3.15cm" svg:height="0.806cm" svg:x="10.001cm" svg:y="3.874cm">
          <draw:text-box>
            <text:p text:style-name="P20"><text:span text:style-name="T1">Menu Links</text:span></text:p>
          </draw:text-box>
        </draw:frame>
        <draw:frame draw:style-name="gr6" draw:text-style-name="P4" draw:layer="layout" svg:width="3.712cm" svg:height="0.878cm" svg:x="22.388cm" svg:y="3.14cm">
          <draw:text-box>
            <text:p><text:span text:style-name="T2">Menu Links</text:span></text:p>
          </draw:text-box>
        </draw:frame>
        <draw:custom-shape draw:style-name="gr5" draw:text-style-name="P1" draw:layer="layout" svg:width="11.8cm" svg:height="0.779cm" svg:x="14.6cm" svg:y="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2.8cm" svg:height="0.797cm" svg:x="19cm" svg:y="2.401cm">
          <draw:text-box>
            <text:p text:style-name="P16"><text:span text:style-name="T7">Sunset Img</text:span></text:p>
          </draw:text-box>
        </draw:frame>
        <draw:g>
          <draw:custom-shape draw:style-name="gr24" draw:text-style-name="P5" draw:layer="layout" svg:width="11.8cm" svg:height="1.113cm" svg:x="14.6cm" svg:y="4.1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24" draw:layer="layout" svg:width="8.85cm" svg:height="1.17cm" svg:x="15.746cm" svg:y="4.194cm">
            <draw:text-box>
              <text:p text:style-name="P23"><text:span text:style-name="T10">Intro Text</text:span></text:p>
            </draw:text-box>
          </draw:frame>
        </draw:g>
        <draw:g>
          <draw:custom-shape draw:style-name="gr41" draw:text-style-name="P22" draw:layer="layout" svg:width="3.427cm" svg:height="1.785cm" svg:x="14.6cm" svg:y="5.5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21" draw:layer="layout" svg:width="3.427cm" svg:height="1.683cm" svg:x="14.6cm" svg:y="5.717cm">
            <draw:text-box>
              <text:p text:style-name="P20"><text:span text:style-name="T11">Work Text</text:span></text:p>
            </draw:text-box>
          </draw:frame>
        </draw:g>
        <draw:g>
          <draw:custom-shape draw:style-name="gr43" draw:text-style-name="P22" draw:layer="layout" svg:width="3.428cm" svg:height="1.784cm" svg:x="18.686cm" svg:y="5.5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21" draw:layer="layout" svg:width="3.428cm" svg:height="1.683cm" svg:x="18.686cm" svg:y="5.716cm">
            <draw:text-box>
              <text:p text:style-name="P20"><text:span text:style-name="T11">BSc Text</text:span></text:p>
            </draw:text-box>
          </draw:frame>
        </draw:g>
        <draw:g>
          <draw:custom-shape draw:style-name="gr44" draw:text-style-name="P22" draw:layer="layout" svg:width="3.427cm" svg:height="1.784cm" svg:x="22.773cm" svg:y="5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5" draw:text-style-name="P21" draw:layer="layout" svg:width="3.427cm" svg:height="1.684cm" svg:x="22.773cm" svg:y="5.715cm">
            <draw:text-box>
              <text:p text:style-name="P20"><text:span text:style-name="T11">Web Cert Text</text:span></text:p>
            </draw:text-box>
          </draw:frame>
        </draw:g>
        <draw:custom-shape draw:style-name="gr1" draw:text-style-name="P1" draw:layer="layout" svg:width="3.106cm" svg:height="4.672cm" svg:x="0.697cm" svg:y="13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2.321cm" svg:height="8.091cm" svg:x="14.287cm" svg:y="12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8.913cm" svg:height="6.113cm" svg:x="4.58cm" svg:y="13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2.193cm" svg:height="1.673cm" svg:x="1.125cm" svg:y="12.753cm">
          <draw:text-box>
            <text:p><text:span text:style-name="T3">Small</text:span></text:p>
          </draw:text-box>
        </draw:frame>
        <draw:frame draw:style-name="gr10" draw:text-style-name="P8" draw:layer="layout" svg:width="2.912cm" svg:height="0.962cm" svg:x="7.686cm" svg:y="11.99cm">
          <draw:text-box>
            <text:p><text:span text:style-name="T3">Medium</text:span></text:p>
          </draw:text-box>
        </draw:frame>
        <draw:frame draw:style-name="gr10" draw:text-style-name="P8" draw:layer="layout" svg:width="2.912cm" svg:height="0.962cm" svg:x="19.043cm" svg:y="11.101cm">
          <draw:text-box>
            <text:p><text:span text:style-name="T3">Large</text:span></text:p>
          </draw:text-box>
        </draw:frame>
        <draw:frame draw:style-name="gr15" draw:text-style-name="P14" draw:layer="layout" svg:width="6.192cm" svg:height="1.195cm" svg:x="1cm" svg:y="10.901cm">
          <draw:text-box>
            <text:p><text:span text:style-name="T5">Contact Page:</text:span></text:p>
          </draw:text-box>
        </draw:frame>
        <draw:g>
          <draw:custom-shape draw:style-name="gr46" draw:text-style-name="P5" draw:layer="layout" svg:width="5.5cm" svg:height="2.201cm" svg:x="14.7cm" svg:y="14.3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24" draw:layer="layout" svg:width="4.125cm" svg:height="2.314cm" svg:x="15.234cm" svg:y="14.486cm">
            <draw:text-box>
              <text:p text:style-name="P23"><text:span text:style-name="T10">Contact Me Text</text:span></text:p>
            </draw:text-box>
          </draw:frame>
        </draw:g>
        <draw:g>
          <draw:custom-shape draw:style-name="gr48" draw:text-style-name="P25" draw:layer="layout" svg:width="5.4cm" svg:height="5.057cm" svg:x="20.6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7" draw:layer="layout" svg:width="5.4cm" svg:height="4.771cm" svg:x="20.6cm" svg:y="14.829cm">
            <draw:text-box>
              <text:p text:style-name="P26">Form</text:p>
            </draw:text-box>
          </draw:frame>
        </draw:g>
        <draw:g>
          <draw:custom-shape draw:style-name="gr50" draw:text-style-name="P25" draw:layer="layout" svg:width="5.4cm" svg:height="2.724cm" svg:x="14.8cm" svg:y="1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1" draw:text-style-name="P27" draw:layer="layout" svg:width="5.4cm" svg:height="2.568cm" svg:x="14.8cm" svg:y="17.032cm">
            <draw:text-box>
              <text:p text:style-name="P26">Map</text:p>
            </draw:text-box>
          </draw:frame>
        </draw:g>
        <draw:g>
          <draw:custom-shape draw:style-name="gr52" draw:text-style-name="P28" draw:layer="layout" svg:width="2.4cm" svg:height="1.086cm" svg:x="1cm" svg:y="1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3" draw:text-style-name="P12" draw:layer="layout" svg:width="2.4cm" svg:height="1.206cm" svg:x="1cm" svg:y="15.692cm">
            <draw:text-box>
              <text:p text:style-name="P11"><text:span text:style-name="T4">Contact Me Text</text:span></text:p>
            </draw:text-box>
          </draw:frame>
        </draw:g>
        <draw:custom-shape draw:style-name="gr11" draw:text-style-name="P5" draw:layer="layout" svg:width="2.6cm" svg:height="0.587cm" svg:x="1cm" svg:y="5.213cm">
          <text:p text:style-name="P9">Intro Tex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0.713cm" svg:x="0.901cm" svg:y="14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6cm" svg:height="0.865cm" svg:x="0.801cm" svg:y="14.628cm">
          <draw:text-box>
            <text:p text:style-name="P2"><text:span text:style-name="T1">Title</text:span></text:p>
          </draw:text-box>
        </draw:frame>
        <draw:g>
          <draw:custom-shape draw:style-name="gr16" draw:text-style-name="P1" draw:layer="layout" svg:width="0.47cm" svg:height="0.571cm" svg:x="3.055cm" svg:y="14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15" draw:layer="layout" svg:x1="3.114cm" svg:y1="14.913cm" svg:x2="3.467cm" svg:y2="14.913cm">
            <text:p/>
          </draw:line>
          <draw:line draw:style-name="gr17" draw:text-style-name="P15" draw:layer="layout" svg:x1="3.114cm" svg:y1="14.985cm" svg:x2="3.467cm" svg:y2="14.985cm">
            <text:p/>
          </draw:line>
          <draw:line draw:style-name="gr17" draw:text-style-name="P15" draw:layer="layout" svg:x1="3.114cm" svg:y1="15.056cm" svg:x2="3.467cm" svg:y2="15.056cm">
            <text:p/>
          </draw:line>
        </draw:g>
        <draw:custom-shape draw:style-name="gr2" draw:text-style-name="P1" draw:layer="layout" svg:width="2.8cm" svg:height="0.713cm" svg:x="0.901cm" svg:y="13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2.8cm" svg:height="0.797cm" svg:x="0.801cm" svg:y="13.829cm">
          <draw:text-box>
            <text:p text:style-name="P16"><text:span text:style-name="T6">Sunset Img</text:span></text:p>
          </draw:text-box>
        </draw:frame>
        <draw:custom-shape draw:style-name="gr8" draw:text-style-name="P5" draw:layer="layout" svg:width="8.2cm" svg:height="0.784cm" svg:x="5.001cm" svg:y="13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2.571cm" svg:height="0.878cm" svg:x="4.981cm" svg:y="13.94cm">
          <draw:text-box>
            <text:p text:style-name="P6">Title</text:p>
          </draw:text-box>
        </draw:frame>
        <draw:custom-shape draw:style-name="gr8" draw:text-style-name="P5" draw:layer="layout" svg:width="8.2cm" svg:height="0.784cm" svg:x="5.001cm" svg:y="13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2.8cm" svg:height="0.797cm" svg:x="7.901cm" svg:y="13.201cm">
          <draw:text-box>
            <text:p text:style-name="P16"><text:span text:style-name="T7">Sunset Img</text:span></text:p>
          </draw:text-box>
        </draw:frame>
        <draw:frame draw:style-name="gr20" draw:text-style-name="P21" draw:layer="layout" svg:width="3.15cm" svg:height="0.806cm" svg:x="10.002cm" svg:y="13.975cm">
          <draw:text-box>
            <text:p text:style-name="P20"><text:span text:style-name="T1">Menu Links</text:span></text:p>
          </draw:text-box>
        </draw:frame>
        <draw:custom-shape draw:style-name="gr5" draw:text-style-name="P1" draw:layer="layout" svg:width="11.8cm" svg:height="0.779cm" svg:x="14.601cm" svg:y="13.2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.463cm" svg:height="0.878cm" svg:x="14.588cm" svg:y="13.241cm">
          <draw:text-box>
            <text:p><text:span text:style-name="T2">Title</text:span></text:p>
          </draw:text-box>
        </draw:frame>
        <draw:frame draw:style-name="gr6" draw:text-style-name="P4" draw:layer="layout" svg:width="3.712cm" svg:height="0.878cm" svg:x="22.389cm" svg:y="13.241cm">
          <draw:text-box>
            <text:p><text:span text:style-name="T2">Menu Links</text:span></text:p>
          </draw:text-box>
        </draw:frame>
        <draw:custom-shape draw:style-name="gr5" draw:text-style-name="P1" draw:layer="layout" svg:width="11.8cm" svg:height="0.779cm" svg:x="14.601cm" svg:y="12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2.8cm" svg:height="0.797cm" svg:x="19.001cm" svg:y="12.502cm">
          <draw:text-box>
            <text:p text:style-name="P16"><text:span text:style-name="T7">Sunset Img</text:span></text:p>
          </draw:text-box>
        </draw:frame>
        <draw:g>
          <draw:custom-shape draw:style-name="gr41" draw:text-style-name="P22" draw:layer="layout" svg:width="3.427cm" svg:height="1.785cm" svg:x="14.599cm" svg:y="7.8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21" draw:layer="layout" svg:width="3.427cm" svg:height="1.683cm" svg:x="14.599cm" svg:y="8.017cm">
            <draw:text-box>
              <text:p text:style-name="P20"><text:span text:style-name="T11">PGCert Text</text:span></text:p>
            </draw:text-box>
          </draw:frame>
        </draw:g>
        <draw:g>
          <draw:custom-shape draw:style-name="gr43" draw:text-style-name="P22" draw:layer="layout" svg:width="3.428cm" svg:height="1.784cm" svg:x="18.685cm" svg:y="7.8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21" draw:layer="layout" svg:width="3.428cm" svg:height="1.683cm" svg:x="18.685cm" svg:y="8.016cm">
            <draw:text-box>
              <text:p text:style-name="P20"><text:span text:style-name="T11">MSc Text</text:span></text:p>
            </draw:text-box>
          </draw:frame>
        </draw:g>
        <draw:g>
          <draw:custom-shape draw:style-name="gr44" draw:text-style-name="P22" draw:layer="layout" svg:width="3.427cm" svg:height="1.784cm" svg:x="22.772cm" svg:y="7.8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5" draw:text-style-name="P21" draw:layer="layout" svg:width="3.427cm" svg:height="1.684cm" svg:x="22.772cm" svg:y="8.015cm">
            <draw:text-box>
              <text:p text:style-name="P20"><text:span text:style-name="T11">Software Dev Text</text:span></text:p>
            </draw:text-box>
          </draw:frame>
        </draw:g>
        <draw:g>
          <draw:custom-shape draw:style-name="gr54" draw:text-style-name="P22" draw:layer="layout" svg:width="2.422cm" svg:height="1.325cm" svg:x="5cm" svg:y="5.8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5" draw:text-style-name="P21" draw:layer="layout" svg:width="2.422cm" svg:height="1.822cm" svg:x="5cm" svg:y="5.978cm">
            <draw:text-box>
              <text:p text:style-name="P20">Work Text</text:p>
            </draw:text-box>
          </draw:frame>
        </draw:g>
        <draw:g>
          <draw:custom-shape draw:style-name="gr56" draw:text-style-name="P22" draw:layer="layout" svg:width="2.423cm" svg:height="1.324cm" svg:x="7.888cm" svg:y="5.8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7" draw:text-style-name="P21" draw:layer="layout" svg:width="2.423cm" svg:height="1.823cm" svg:x="7.888cm" svg:y="5.977cm">
            <draw:text-box>
              <text:p text:style-name="P20">BSc Text</text:p>
            </draw:text-box>
          </draw:frame>
        </draw:g>
        <draw:g>
          <draw:custom-shape draw:style-name="gr58" draw:text-style-name="P22" draw:layer="layout" svg:width="2.422cm" svg:height="1.25cm" svg:x="10.778cm" svg:y="5.8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21" draw:layer="layout" svg:width="2.422cm" svg:height="2.429cm" svg:x="10.778cm" svg:y="5.971cm">
            <draw:text-box>
              <text:p text:style-name="P20">Web Cert Text</text:p>
            </draw:text-box>
          </draw:frame>
        </draw:g>
        <draw:g>
          <draw:custom-shape draw:style-name="gr60" draw:text-style-name="P22" draw:layer="layout" svg:width="2.422cm" svg:height="1.289cm" svg:x="4.999cm" svg:y="7.4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1" draw:text-style-name="P21" draw:layer="layout" svg:width="2.422cm" svg:height="1.773cm" svg:x="4.999cm" svg:y="7.527cm">
            <draw:text-box>
              <text:p text:style-name="P20">PGCert Text</text:p>
            </draw:text-box>
          </draw:frame>
        </draw:g>
        <draw:g>
          <draw:custom-shape draw:style-name="gr62" draw:text-style-name="P22" draw:layer="layout" svg:width="2.423cm" svg:height="1.29cm" svg:x="7.888cm" svg:y="7.4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3" draw:text-style-name="P21" draw:layer="layout" svg:width="2.423cm" svg:height="1.774cm" svg:x="7.888cm" svg:y="7.526cm">
            <draw:text-box>
              <text:p text:style-name="P20">MSc Text</text:p>
            </draw:text-box>
          </draw:frame>
        </draw:g>
        <draw:g>
          <draw:custom-shape draw:style-name="gr64" draw:text-style-name="P22" draw:layer="layout" svg:width="2.422cm" svg:height="1.225cm" svg:x="10.777cm" svg:y="7.4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5" draw:text-style-name="P21" draw:layer="layout" svg:width="2.422cm" svg:height="2.38cm" svg:x="10.777cm" svg:y="7.52cm">
            <draw:text-box>
              <text:p text:style-name="P20">Software Dev Text</text:p>
            </draw:text-box>
          </draw:frame>
        </draw:g>
        <draw:g>
          <draw:custom-shape draw:style-name="gr54" draw:text-style-name="P22" draw:layer="layout" svg:width="2.422cm" svg:height="1.325cm" svg:x="5cm" svg:y="5.8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5" draw:text-style-name="P21" draw:layer="layout" svg:width="2.422cm" svg:height="1.822cm" svg:x="5cm" svg:y="5.978cm">
            <draw:text-box>
              <text:p text:style-name="P20">Work Text</text:p>
            </draw:text-box>
          </draw:frame>
        </draw:g>
        <draw:custom-shape draw:style-name="gr11" draw:text-style-name="P5" draw:layer="layout" svg:width="2.6cm" svg:height="0.587cm" svg:x="1cm" svg:y="5.913cm">
          <text:p text:style-name="P9">Work Text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6cm" svg:height="0.587cm" svg:x="1cm" svg:y="6.613cm">
          <text:p text:style-name="P9">BSc Text</text:p>
          <draw:enhanced-geometry svg:viewBox="0 0 21600 21600" draw:type="rectangle" draw:enhanced-path="M 0 0 L 21600 0 21600 21600 0 21600 0 0 Z N"/>
        </draw:custom-shape>
        <draw:frame draw:style-name="gr18" draw:text-style-name="P31" draw:layer="layout" svg:width="2.8cm" svg:height="0.797cm" svg:x="0.9cm" svg:y="7.33cm">
          <draw:text-box>
            <text:p text:style-name="P30"><text:span text:style-name="T12">Scroll for rest</text:span></text:p>
          </draw:text-box>
        </draw:frame>
        <draw:g>
          <draw:custom-shape draw:style-name="gr66" draw:text-style-name="P28" draw:layer="layout" svg:width="2.4cm" svg:height="1.104cm" svg:x="1cm" svg:y="17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7" draw:text-style-name="P12" draw:layer="layout" svg:width="2.4cm" svg:height="1.226cm" svg:x="1cm" svg:y="17.114cm">
            <draw:text-box>
              <text:p text:style-name="P11"><text:span text:style-name="T4">Form</text:span></text:p>
            </draw:text-box>
          </draw:frame>
        </draw:g>
        <draw:g>
          <draw:custom-shape draw:style-name="gr68" draw:text-style-name="P5" draw:layer="layout" svg:width="3.894cm" svg:height="1.578cm" svg:x="5cm" svg:y="14.999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21" draw:layer="layout" svg:width="2.92cm" svg:height="1.66cm" svg:x="5.378cm" svg:y="15.132cm">
            <draw:text-box>
              <text:p text:style-name="P20"><text:span text:style-name="T1">Contact Me Text</text:span></text:p>
            </draw:text-box>
          </draw:frame>
        </draw:g>
        <draw:g>
          <draw:custom-shape draw:style-name="gr70" draw:text-style-name="P32" draw:layer="layout" svg:width="3.823cm" svg:height="3.627cm" svg:x="9.177cm" svg:y="15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1" draw:text-style-name="P34" draw:layer="layout" svg:width="3.823cm" svg:height="3.422cm" svg:x="9.177cm" svg:y="15.378cm">
            <draw:text-box>
              <text:p text:style-name="P33">Form</text:p>
            </draw:text-box>
          </draw:frame>
        </draw:g>
        <draw:g>
          <draw:custom-shape draw:style-name="gr72" draw:text-style-name="P32" draw:layer="layout" svg:width="3.823cm" svg:height="1.953cm" svg:x="5.071cm" svg:y="16.7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3" draw:text-style-name="P34" draw:layer="layout" svg:width="3.823cm" svg:height="1.842cm" svg:x="5.071cm" svg:y="16.958cm">
            <draw:text-box>
              <text:p text:style-name="P33">Map</text:p>
            </draw:text-box>
          </draw:frame>
        </draw:g>
        <presentation:notes draw:style-name="dp2">
          <office:forms form:automatic-focus="false" form:apply-design-mode="false"/>
          <draw:page-thumbnail draw:style-name="gr40" draw:layer="layout" svg:width="14.848cm" svg:height="11.136cm" svg:x="3.075cm" svg:y="2.257cm" draw:page-number="2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1:01:20.001000000</meta:creation-date>
    <dc:date>2018-01-29T14:35:58.707000000</dc:date>
    <meta:editing-duration>PT1H13M32S</meta:editing-duration>
    <meta:editing-cycles>23</meta:editing-cycles>
    <meta:generator>LibreOffice/5.2.5.1$Windows_x86 LibreOffice_project/0312e1a284a7d50ca85a365c316c7abbf20a4d22</meta:generator>
    <meta:document-statistic meta:object-count="265"/>
  </office:meta>
</office:document-meta>
</file>